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17.05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est No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1">
          <table:table-cell table:formula="of:=ROW() - 1" office:value-type="float" office:value="1" calcext:value-type="float">
            <text:p>1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“walking”, “go for a walk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2" calcext:value-type="float">
            <text:p>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99999999999, “sitting down”, “go for a nice sit down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3" calcext:value-type="float">
            <text:p>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0, “nothing”, “do nothing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4" calcext:value-type="float">
            <text:p>4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1, “generic sport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5" calcext:value-type="float">
            <text:p>5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0, 100.0, “2020-01-01 10:00:00”, 2,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6" calcext:value-type="float">
            <text:p>6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, 100, 100.0, “2020-01-01 10:00:00”, 2,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7" calcext:value-type="float">
            <text:p>7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2, 0, -100.0, “2040-02-29 23:59:99”, 24,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8" calcext:value-type="float">
            <text:p>8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0, 0, 100.0, “2020-01-01 10:00:00”, 2, 0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9" calcext:value-type="float">
            <text:p>9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3, -100, 0, “2020-01-01 10:00:00”, -0, 0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0" calcext:value-type="float">
            <text:p>1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4, 0, 0, “2020-01-01 10:00:00”, -1, 0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1" calcext:value-type="float">
            <text:p>11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5, 0,0,”2020-01-01 24:01:00”, 1, 0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2" calcext:value-type="float">
            <text:p>12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6, 0, 100, “2020-01-01 10:00:00”, 2, 99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3" calcext:value-type="float">
            <text:p>1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“person0”, “person0@leeds.ac.uk”, “07777777777”, “1990-01-01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14" calcext:value-type="float">
            <text:p>1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1, ”grandpa”, “<text:a xlink:href="mailto:person1_with_an_excessively_lengthy_but_valid_email_address@leeds.ac.uk" xlink:type="simple">person1_with_an_excessively_lengthy_but_valid_email_address@leeds.ac.uk</text:a>”, “07777777777”, “1970-01-01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15" calcext:value-type="float">
            <text:p>1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1, ”person2”, “person2@leeds.ac.uk”, “07777777777”, “1970-01-01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6" calcext:value-type="float">
            <text:p>1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3, “person3”, “07777777777”, “1990-01-01” 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7" calcext:value-type="float">
            <text:p>17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4, “person4”, “<text:a xlink:href="mailto:person0@leeds.ac.uk" xlink:type="simple">person0@leeds.ac.uk</text:a>”, “07777777777”, “1990-01-01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18" calcext:value-type="float">
            <text:p>18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“1234 1234 1234 1234”, 000, “01/20”, “visa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19" calcext:value-type="float">
            <text:p>19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99999999999, “1234 1234 1234 1234 1”, 99999999999, “012020”, “vvvvvvvvvvvvvvvvvisa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20" calcext:value-type="float">
            <text:p>20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0, “1234 1234 1234 1234”, 000, “01/20”, “visa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1" calcext:value-type="float">
            <text:p>21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1, “1234 1234 1234 1234”, “01/20”, “visa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2" calcext:value-type="float">
            <text:p>22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0, “1234 1234 1234 1234”, 000, “01/20”, “visa”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3" calcext:value-type="float">
            <text:p>23</text:p>
          </table:table-cell>
          <table:table-cell office:value-type="string" calcext:value-type="string">
            <text:p>Card_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24" calcext:value-type="float">
            <text:p>24</text:p>
          </table:table-cell>
          <table:table-cell office:value-type="string" calcext:value-type="string">
            <text:p>Card_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-1,-1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5" calcext:value-type="float">
            <text:p>25</text:p>
          </table:table-cell>
          <table:table-cell office:value-type="string" calcext:value-type="string">
            <text:p>Card_User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6" calcext:value-type="float">
            <text:p>26</text:p>
          </table:table-cell>
          <table:table-cell office:value-type="string" calcext:value-type="string">
            <text:p>Booke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0, “2020-01-01 19:00:00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27" calcext:value-type="float">
            <text:p>27</text:p>
          </table:table-cell>
          <table:table-cell office:value-type="string" calcext:value-type="string">
            <text:p>Booke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99999999999, 0, “2020-02-29 23:59:99”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28" calcext:value-type="float">
            <text:p>28</text:p>
          </table:table-cell>
          <table:table-cell office:value-type="string" calcext:value-type="string">
            <text:p>Booke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1,99,"2020-01-01 19:00:00"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29" calcext:value-type="float">
            <text:p>29</text:p>
          </table:table-cell>
          <table:table-cell office:value-type="string" calcext:value-type="string">
            <text:p>Booke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2,0,"2020-01-01 24:01:00"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30" calcext:value-type="float">
            <text:p>30</text:p>
          </table:table-cell>
          <table:table-cell office:value-type="string" calcext:value-type="string">
            <text:p>Booke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0,0,"2020-01-01 19:00:00"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31" calcext:value-type="float">
            <text:p>31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Normal</text:p>
          </table:table-cell>
          <table:table-cell table:style-name="ce3" office:value-type="string" calcext:value-type="string">
            <text:p>0,"2020-01-01 19:00:00",1,100,0,0,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32" calcext:value-type="float">
            <text:p>32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Extreme</text:p>
          </table:table-cell>
          <table:table-cell table:style-name="ce3" office:value-type="string" calcext:value-type="string">
            <text:p>99999999999,"2020-02-29 23:59:99",1,-100,0,0,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ROW() - 1" office:value-type="float" office:value="33" calcext:value-type="float">
            <text:p>33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1,"2020-01-01 19:00:00",1,100,99,99,99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34" calcext:value-type="float">
            <text:p>34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2,"2020-01-01 24:01:00",1,100,0,0,0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formula="of:=ROW() - 1" office:value-type="float" office:value="35" calcext:value-type="float">
            <text:p>35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Abnormal</text:p>
          </table:table-cell>
          <table:table-cell table:style-name="ce3" office:value-type="string" calcext:value-type="string">
            <text:p>0,"2020-01-01 19:00:00",1,100,0,0,0</text:p>
          </table:table-cell>
          <table:table-cell office:value-type="string" calcext:value-type="string">
            <text:p>ERR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0:44:04.004513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26:56.461564826</meta:creation-date>
    <dc:date>2020-03-03T21:04:18.311239586</dc:date>
    <meta:editing-duration>PT37M5S</meta:editing-duration>
    <meta:editing-cycles>8</meta:editing-cycles>
    <meta:generator>LibreOffice/6.0.7.3$Linux_X86_64 LibreOffice_project/00m0$Build-3</meta:generator>
    <meta:document-statistic meta:table-count="1" meta:cell-count="217" meta:object-count="0"/>
  </office:meta>
</office:document-meta>
</file>